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draw:fill="solid" draw:fill-color="#c0c0c0" draw:fill-image-width="0cm" draw:fill-image-height="0cm"/>
    </style:style>
    <style:style style:name="gr1" style:family="graphic" style:parent-style-name="standard">
      <style:graphic-properties svg:stroke-color="#000080" draw:fill="solid" draw:fill-color="#ff0000" draw:fill-image-width="0cm" draw:fill-image-height="0cm" draw:textarea-horizontal-align="center" draw:textarea-vertical-align="middle"/>
    </style:style>
    <style:style style:name="gr2" style:family="graphic" style:parent-style-name="standard">
      <style:graphic-properties svg:stroke-color="#000080" draw:fill="solid" draw:fill-color="#ffffff" draw:fill-image-width="0cm" draw:fill-image-height="0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2.637cm" fo:min-width="0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fo:min-height="8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weight="bold"/>
    </style:style>
    <style:style style:name="P3" style:family="paragraph">
      <style:paragraph-properties fo:margin-left="0cm" fo:margin-right="0cm" fo:text-align="center" fo:text-indent="0cm"/>
      <style:text-properties fo:font-size="18pt" fo:font-weight="bold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office:forms form:automatic-focus="false" form:apply-design-mode="false"/>
        <draw:g>
          <draw:circle draw:style-name="gr1" draw:text-style-name="P1" draw:layer="layout" svg:width="11.5cm" svg:height="11.5cm" svg:x="4.5cm" svg:y="10cm">
            <text:p text:style-name="P4"/>
          </draw:circle>
          <draw:rect draw:style-name="gr2" draw:text-style-name="P1" draw:layer="layout" svg:width="9.5cm" svg:height="3.25cm" svg:x="5.5cm" svg:y="14.125cm" draw:corner-radius="1cm">
            <text:p text:style-name="P4"/>
          </draw:rect>
          <draw:frame draw:style-name="gr3" draw:text-style-name="P3" draw:layer="layout" svg:width="8.994cm" svg:height="2.887cm" svg:x="5.753cm" svg:y="14.307cm">
            <draw:text-box>
              <text:p text:style-name="P2"><text:span text:style-name="T1">UWAGA NA PODRÓBKI !</text:span></text:p>
              <text:p text:style-name="P2"><text:span text:style-name="T1">Oryginalne ZAMKI TELEBIT </text:span></text:p>
              <text:p text:style-name="P2"><text:span text:style-name="T1">TYLKO Z LOGO</text:span></text:p>
            </draw:text-box>
          </draw:frame>
          <draw:frame draw:style-name="gr4" draw:text-style-name="P4" draw:layer="layout" svg:width="0.5cm" svg:height="8.75cm" svg:x="5cm" svg:y="10cm">
            <draw:text-box>
              <text:p text:style-name="P4"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marta polak</meta:initial-creator>
    <meta:creation-date>2018-06-03T00:21:49</meta:creation-date>
    <dc:creator>marta polak</dc:creator>
    <dc:date>2018-06-03T00:38:03</dc:date>
    <dc:language>en-GB</dc:language>
    <meta:editing-cycles>2</meta:editing-cycles>
    <meta:editing-duration>PT16M14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